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 Mono" svg:font-family="'Bitstream Vera Sans Mono'" style:font-adornments="Grassetto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Grammatica e regole semantiche</text:h>
      <text:h text:style-name="Heading_20_2" text:outline-level="2">I campi</text:h>
      <text:p text:style-name="_5f_gramm"/>
      <text:list text:style-name="L2">
        <text:list-item>
          <text:p text:style-name="P2"><text:span text:style-name="T1">clist: </text:span><text:span text:style-name="T2">lista ereditata delle classi definite precedentemente</text:span></text:p>
        </text:list-item>
        <text:list-item>
          <text:p text:style-name="P2"><text:span text:style-name="T1">rclist:</text:span><text:span text:style-name="T2"> lista sintetizzata delle classi definite precedentemente</text:span></text:p>
        </text:list-item>
        <text:list-item>
          <text:p text:style-name="P2"><text:span text:style-name="T1">plist: </text:span>lista ereditata dei package definiti precedentemente</text:p>
        </text:list-item>
        <text:list-item>
          <text:p text:style-name="P2"><text:span text:style-name="T1">rplist:</text:span> lista sintetizzata dei package definiti precedentemente</text:p>
        </text:list-item>
        <text:list-item>
          <text:p text:style-name="P2"><text:span text:style-name="T1">ulist: </text:span><text:span text:style-name="T2">lista ereditata delle classi usate all'interno delle relazioni</text:span></text:p>
        </text:list-item>
        <text:list-item>
          <text:p text:style-name="P2"><text:span text:style-name="T1">rulist:</text:span> lista <text:span text:style-name="T2">sintetizzata </text:span>delle classi usate all'interno delle relazioni</text:p>
        </text:list-item>
        <text:list-item>
          <text:p text:style-name="P2"><text:span text:style-name="T1">error:</text:span> attributo booleano contenete lo stato dell'errore 0: nessun errore 1: errore</text:p>
        </text:list-item>
        <text:list-item>
          <text:p text:style-name="P2"><text:span text:style-name="T1">diff:</text:span> attrubuto booleano contenete il risultato tra il confronto della lista delle classi usate con la lista delle classi dichiarate</text:p>
        </text:list-item>
      </text:list>
      <text:h text:style-name="Heading_20_2" text:outline-level="2">Le funzioni semantiche</text:h>
      <text:list text:style-name="L3">
        <text:list-item>
          <text:p text:style-name="P3"><text:span text:style-name="T1">or():</text:span> corrisponde all'OR logico, usato per effettuare un unione del flag di errore</text:p>
        </text:list-item>
        <text:list-item>
          <text:p text:style-name="P3"><text:span text:style-name="T1">exist():</text:span> controlla che una nome di package/classe non sia presente nella lista di package/classi già dichiarate al momento della definizione</text:p>
        </text:list-item>
        <text:list-item>
          <text:p text:style-name="P3"><text:span text:style-name="T1">in_array():</text:span> controlla che il contenuto del primo array sia un sottoinsieme del secondo array, restituisce 0 se il primo è sottoinsieme del secondo altrimenti 1; questo valore di ritorno di per se contrario alla normale convenzione è necessario per poter poi essere confrontato con il flag di errore! </text:p>
        </text:list-item>
        <text:list-item>
          <text:p text:style-name="P3"><text:span text:style-name="T1">push():</text:span> inserisce il valore passato come primo parametro nell'array passato come secondo parametro</text:p>
        </text:list-item>
      </text:list>
      <text:h text:style-name="Heading_20_2" text:outline-level="2">Le produzioni</text:h>
      <text:p text:style-name="_5f_gramm"/>
      <text:p text:style-name="_5f_gramm">S → diagram DIAGRAM_TYPE diagram_name { PACKAGES_DEFINITIONS }</text:p>
      <text:p text:style-name="_5f_rule_5f_cmt">//gestione dichiarazione classi</text:p>
      <text:p text:style-name="_5f_rule">S[0].clist := null</text:p>
      <text:p text:style-name="_5f_rule">PACKAGES_DEFINITIONS[5].clist := S[0].clist</text:p>
      <text:p text:style-name="_5f_rule">S[0].rclist := PACKAGES_DEFINITIONS[5].rclist </text:p>
      <text:p text:style-name="_5f_rule"/>
      <text:p text:style-name="_5f_rule_5f_cmt">//gestione uso classi</text:p>
      <text:p text:style-name="_5f_rule">S[0].ulist := null</text:p>
      <text:p text:style-name="_5f_rule">PACKAGES_DEFINITIONS[5].ulist := S[0].ulist</text:p>
      <text:p text:style-name="_5f_rule">S[0].rulist := PACKAGES_DEFINITIONS[5].rulist </text:p>
      <text:p text:style-name="Standard"/>
      <text:p text:style-name="_5f_rule_5f_cmt">//gestione dichiarazione package</text:p>
      <text:p text:style-name="_5f_rule">S[0].plist := null</text:p>
      <text:p text:style-name="_5f_rule">PACKAGES_DEFINITIONS[5].plist := S[0].plist</text:p>
      <text:p text:style-name="_5f_rule">S[0].rplist := PACKAGES_DEFINITIONS[5].rplist</text:p>
      <text:p text:style-name="_5f_rule"/>
      <text:p text:style-name="_5f_rule_5f_cmt">//confronto finale delle liste d'uso con quelle di dichiarazione</text:p>
      <text:p text:style-name="_5f_rule">S[0].diff := in_array(S[0].rulist,S[0].rclist)</text:p>
      <text:p text:style-name="_5f_rule">S[0].error := or(S[0].diff,PACKAGES_DEFINITIONS[5].error)</text:p>
      <text:p text:style-name="Standard"/>
      <text:p text:style-name="_5f_gramm">DIAGRAM_TYPE → uml</text:p>
      <text:p text:style-name="_5f_gramm"/>
      <text:p text:style-name="_5f_gramm">PACKAGES_DEFINITIONS → PACKAGE_DEFINITION PACKAGES_DEFINITIONS</text:p>
      <text:p text:style-name="_5f_rule_5f_cmt">//gestione dichiarazione classi</text:p>
      <text:p text:style-name="_5f_rule">PACKAGE_DEFINITION[1].clist := PACKAGES_DEFINITIONS[0].clist</text:p>
      <text:p text:style-name="_5f_rule">PACKAGES_DEFINITIONS[2].clist:= PACKAGE_DEFINITION[1].rclist</text:p>
      <text:p text:style-name="_5f_rule">PACKAGES_DEFINITIONS[0].rclist:=PACKAGES_DEFINITIONS[2].rclist</text:p>
      <text:p text:style-name="_5f_rule">PACKAGES_DEFINITIONS[0].error:=</text:p>
      <text:p text:style-name="_5f_rule">or(PACKAGE_DEFINITION[1].error,PACKAGES_DEFINITIONS[2].error)</text:p>
      <text:p text:style-name="_5f_rule"/>
      <text:p text:style-name="_5f_rule_5f_cmt">//gestione uso classi</text:p>
      <text:p text:style-name="_5f_rule">PACKAGE_DEFINITION[1].ulist := PACKAGES_DEFINITIONS[0].ulist</text:p>
      <text:p text:style-name="_5f_rule">PACKAGES_DEFINITIONS[2].ulist:= PACKAGE_DEFINITION[1].rulist</text:p>
      <text:p text:style-name="_5f_rule">PACKAGES_DEFINITIONS[0].rulist:=PACKAGES_DEFINITIONS[2].rulist</text:p>
      <text:p text:style-name="_5f_rule"/>
      <text:p text:style-name="_5f_rule_5f_cmt">//gestione dichiarazione package</text:p>
      <text:p text:style-name="_5f_rule">PACKAGE_DEFINITION[1].plist := PACKAGES_DEFINITIONS[0].plist</text:p>
      <text:p text:style-name="_5f_rule">PACKAGES_DEFINITIONS[2].plist:= PACKAGE_DEFINITION[1].rplist</text:p>
      <text:p text:style-name="_5f_rule">PACKAGES_DEFINITIONS[0].rplist:= PACKAGES_DEFINITIONS[2].rplist</text:p>
      <text:p text:style-name="_5f_rule">PACKAGES_DEFINITIONS[0].error:= or(PACKAGE_DEFINITION[1].error,PACKAGES_DEFINITIONS[2].error)</text:p>
      <text:p text:style-name="_5f_rule"/>
      <text:p text:style-name="_5f_rule"/>
      <text:p text:style-name="_5f_gramm">PACKAGE_DEFINITION → package package_name { CLASSES_DEFINITIONS }</text:p>
      <text:p text:style-name="_5f_rule_5f_cmt">//gestione dichiarazione classi</text:p>
      <text:p text:style-name="_5f_rule">CLASSES_DEFINITIONS[4].clist:=PACKAGE_DEFINITION[0].clist</text:p>
      <text:p text:style-name="_5f_rule">PACKAGE_DEFINITION[0].rclist:=CLASSES_DEFINITIONS[4].rclist</text:p>
      <text:p text:style-name="_5f_rule">PACKAGE_DEFINITION[0].error:=CLASSES_DEFINITIONS[4].error</text:p>
      <text:p text:style-name="_5f_rule"/>
      <text:p text:style-name="_5f_rule_5f_cmt">//gestione uso classi</text:p>
      <text:p text:style-name="_5f_rule">CLASSES_DEFINITIONS[4].ulist:=PACKAGE_DEFINITION[0].ulist</text:p>
      <text:p text:style-name="_5f_rule">PACKAGE_DEFINITION[0].rulist:=CLASSES_DEFINITIONS[4].rulist</text:p>
      <text:p text:style-name="_5f_gramm"/>
      <text:p text:style-name="_5f_rule_5f_cmt">//gestione dichiarazione package</text:p>
      <text:p text:style-name="_5f_rule">PACKAGE_DEFINITION[0].errore:= exist(package_name[2].value,PACKAGE_DEFINITION[0].plist)</text:p>
      <text:p text:style-name="_5f_rule">PACKAGE_DEFINITION[0].rplist:= push(package_name[2].value,PACKAGE_DEFINITION[0].plist)</text:p>
      <text:p text:style-name="_5f_rule"/>
      <text:p text:style-name="_5f_gramm">PACKAGES_DEFINITIONS → ε</text:p>
      <text:p text:style-name="_5f_rule_5f_cmt">//gestione dichiarazione classi</text:p>
      <text:p text:style-name="_5f_rule">PACKAGES_DEFINITIONS[0].rclist := <text:s/>PACKAGES_DEFINITIONS[0].clist</text:p>
      <text:p text:style-name="_5f_rule">PACKAGES_DEFINITIONS[0].error:=false</text:p>
      <text:p text:style-name="_5f_gramm"/>
      <text:p text:style-name="_5f_rule_5f_cmt">//gestione uso classi</text:p>
      <text:p text:style-name="_5f_rule">PACKAGES_DEFINITIONS[0].rulist := <text:s/>PACKAGES_DEFINITIONS[0].ulist</text:p>
      <text:p text:style-name="_5f_gramm"/>
      <text:p text:style-name="_5f_rule_5f_cmt">//gestione dichiarazione package</text:p>
      <text:p text:style-name="_5f_rule">PACKAGES_DEFINITIONS[0].rplist := <text:s/>PACKAGES_DEFINITIONS[0].plist</text:p>
      <text:p text:style-name="_5f_rule">PACKAGES_DEFINITIONS[2].error := <text:s/>false</text:p>
      <text:p text:style-name="_5f_gramm"/>
      <text:p text:style-name="_5f_gramm">OPTIONAL_COMMENT → ε</text:p>
      <text:p text:style-name="_5f_gramm">OPTIONAL_COMMENT → COMMENT</text:p>
      <text:p text:style-name="_5f_gramm">COMMENT → comment</text:p>
      <text:p text:style-name="_5f_gramm"/>
      <text:p text:style-name="_5f_gramm">CLASSES_DEFINITIONS → CLASS_DEFINITION CLASSES_DEFINITIONS</text:p>
      <text:p text:style-name="_5f_rule_5f_cmt">//gestione dichiarazione classi</text:p>
      <text:p text:style-name="_5f_rule">CLASS_DEFINITION[1].clist:=CLASSES_DEFINITIONS[0].clist </text:p>
      <text:p text:style-name="_5f_rule">CLASSES_DEFINITIONS[2].clist:=CLASS_DEFINITION[1].rclist</text:p>
      <text:p text:style-name="_5f_rule">CLASSES_DEFINITIONS[0].rclist:=CLASSES_DEFINITIONS[2].rclist</text:p>
      <text:p text:style-name="_5f_rule">CLASSES_DEFINITIONS[0].error:=</text:p>
      <text:p text:style-name="_5f_rule">or(CLASS_DEFINITION[1].error,CLASSES_DEFINITIONS[2].error)</text:p>
      <text:p text:style-name="_5f_rule"/>
      <text:p text:style-name="_5f_rule_5f_cmt">//gestione uso classi</text:p>
      <text:p text:style-name="_5f_rule">CLASS_DEFINITION[1].ulist:=CLASSES_DEFINITIONS[0].ulist </text:p>
      <text:p text:style-name="_5f_rule">CLASSES_DEFINITIONS[2].ulist:=CLASS_DEFINITION[1].rulist</text:p>
      <text:p text:style-name="_5f_rule">CLASSES_DEFINITIONS[0].rulist:=CLASSES_DEFINITIONS[2].rulist</text:p>
      <text:p text:style-name="_5f_gramm"/>
      <text:p text:style-name="_5f_gramm">CLASSES_DEFINITIONS → ε</text:p>
      <text:p text:style-name="_5f_rule_5f_cmt">//gestione dichiarazione classi</text:p>
      <text:p text:style-name="_5f_rule">CLASSES_DEFINITIONS[0].rclist:=CLASSES_DEFINITIONS[0].clist</text:p>
      <text:p text:style-name="_5f_rule">CLASSES_DEFINITIONS[0].error:=false</text:p>
      <text:p text:style-name="_5f_rule"/>
      <text:p text:style-name="_5f_rule_5f_cmt">//gestione uso classi</text:p>
      <text:p text:style-name="_5f_rule">CLASSES_DEFINITIONS[0].rulist:=CLASSES_DEFINITIONS[0].ulist</text:p>
      <text:p text:style-name="_5f_rule"/>
      <text:p text:style-name="_5f_gramm">CLASS_DEFINITION → OPTIONAL_COMMENT VISIBILITY CLASS_TYPE class_name { RELATIONS ATTRIBUTES METHODS }</text:p>
      <text:p text:style-name="_5f_rule_5f_cmt">//gestione dichiarazione classi</text:p>
      <text:p text:style-name="_5f_rule">CLASS_DEFINITION[0].error:= exist(class_name[4].value,CLASS_DEFINITION[0].clist)</text:p>
      <text:p text:style-name="_5f_rule">CLASS_DEFINITION[0].rclist:= push(class_name[4].value,CLASS_DEFINITION[0].clist)</text:p>
      <text:p text:style-name="_5f_rule"/>
      <text:p text:style-name="_5f_rule_5f_cmt">//gestione uso classi</text:p>
      <text:p text:style-name="_5f_rule">RELATIONS[6].ulist := CLASS_DEFINITION[0].ulist</text:p>
      <text:p text:style-name="_5f_rule">CLASS_DEFINITION[0].rulist := RELATIONS[6].rulist</text:p>
      <text:p text:style-name="_5f_gramm"/>
      <text:p text:style-name="_5f_gramm">RELATIONS → relations { RELATIONS_DEFINITIONS }</text:p>
      <text:p text:style-name="_5f_rule_5f_cmt">//gestione uso classi</text:p>
      <text:p text:style-name="_5f_rule">RELATIONS_DEFINITIONS[3].ulist := RELATIONS[0].ulist</text:p>
      <text:p text:style-name="_5f_rule">RELATIONS[0].rulist := RELATIONS_DEFINITIONS[3].rulist</text:p>
      <text:p text:style-name="_5f_rule"/>
      <text:p text:style-name="_5f_gramm"/>
      <text:p text:style-name="_5f_gramm">RELATIONS_DEFINITIONS → RELATION_DEFINITION RELATIONS_DEFINITIONS</text:p>
      <text:p text:style-name="_5f_rule_5f_cmt">//gestione uso classi</text:p>
      <text:p text:style-name="_5f_rule">RELATION_DEFINITION[1].ulist := RELATIONS_DEFINITIONS[0].ulist</text:p>
      <text:p text:style-name="_5f_rule">RELATIONS_DEFINITIONS[2].ulist := RELATION_DEFINITION[1].rulist</text:p>
      <text:p text:style-name="_5f_rule">RELATIONS_DEFINITIONS[0].rulist := RELATIONS_DEFINITIONS[2].rulist</text:p>
      <text:p text:style-name="_5f_gramm"/>
      <text:p text:style-name="_5f_gramm">RELATIONS_DEFINITIONS → ε</text:p>
      <text:p text:style-name="_5f_rule_5f_cmt">//gestione uso classi</text:p>
      <text:p text:style-name="_5f_rule">RELATIONS_DEFINITIONS[0].rulist := RELATIONS_DEFINITIONS[0].ulist</text:p>
      <text:p text:style-name="_5f_gramm"/>
      <text:p text:style-name="_5f_gramm">RELATION_DEFINITION → OPTIONAL_COMMENT RELATION_TYPE class_name RELATION_CARDINALITY CLASSES_LIST_WITH_CARDINALITY</text:p>
      <text:p text:style-name="_5f_rule_5f_cmt">//gestione uso classi</text:p>
      <text:p text:style-name="_5f_rule">CLASSES_LIST_WITH_CARDINALITY[5].ulist := push(class_name[4].value,RELATION_DEFINITION[0].ulist)</text:p>
      <text:p text:style-name="_5f_rule">RELATION_DEFINITION[0].rulist := CLASSES_LIST_WITH_CARDINALITY[5].rulist</text:p>
      <text:p text:style-name="_5f_gramm"/>
      <text:p text:style-name="_5f_gramm">RELATION_TYPE → use</text:p>
      <text:p text:style-name="_5f_gramm">RELATION_TYPE → extend</text:p>
      <text:p text:style-name="_5f_gramm">RELATION_TYPE → associate</text:p>
      <text:p text:style-name="_5f_gramm">RELATION_TYPE → include</text:p>
      <text:p text:style-name="_5f_gramm">RELATION_TYPE → composed</text:p>
      <text:p text:style-name="_5f_gramm">RELATION_TYPE → realize</text:p>
      <text:p text:style-name="_5f_gramm">RELATION_TYPE → depend</text:p>
      <text:p text:style-name="_5f_gramm"/>
      <text:p text:style-name="_5f_gramm">CLASSES_LIST_WITH_CARDINALITY → , class_name RELATION_CARDINALITY CLASSES_LIST_WITH_CARDINALITY</text:p>
      <text:p text:style-name="_5f_rule_5f_cmt">//gestione uso classi</text:p>
      <text:p text:style-name="_5f_rule">CLASSES_LIST_WITH_CARDINALITY[4].ulist := push(class_name[2].value,CLASSES_LIST_WITH_CARDINALITY[0].ulist)</text:p>
      <text:p text:style-name="_5f_rule">CLASSES_LIST_WITH_CARDINALITY[0].rulist := CLASSES_LIST_WITH_CARDINALITY[4].rulist</text:p>
      <text:p text:style-name="_5f_rule"/>
      <text:p text:style-name="_5f_gramm">CLASSES_LIST_WITH_CARDINALITY → ε</text:p>
      <text:p text:style-name="_5f_rule_5f_cmt">//gestione uso classi</text:p>
      <text:p text:style-name="_5f_rule">CLASSES_LIST_WITH_CARDINALITY[0].rulist := CLASSES_LIST_WITH_CARDINALITY[0].ulist</text:p>
      <text:p text:style-name="_5f_gramm"/>
      <text:p text:style-name="_5f_gramm">RELATION_CARDINALITY → ε</text:p>
      <text:p text:style-name="_5f_gramm">RELATION_CARDINALITY → (CARDINALITY, CARDINALITY, CARDINALITY)</text:p>
      <text:p text:style-name="_5f_gramm"/>
      <text:p text:style-name="_5f_gramm">CARDINALITY → string</text:p>
      <text:p text:style-name="_5f_gramm">CARDINALITY → ε</text:p>
      <text:p text:style-name="_5f_gramm"/>
      <text:p text:style-name="_5f_gramm">ATTRIBUTES → ATTRIBUTE ATTRIBUTES</text:p>
      <text:p text:style-name="_5f_gramm">ATTRIBUTES → ε</text:p>
      <text:p text:style-name="_5f_gramm">ATTRIBUTE → COMMENT VISIBILITY ATTRIBUTE_TYPE attribute_name DEFAULT_VALUE</text:p>
      <text:p text:style-name="_5f_gramm"/>
      <text:p text:style-name="_5f_gramm">DEFAULT_VALUE → ε</text:p>
      <text:p text:style-name="_5f_gramm">DEFAULT_VALUE → = value</text:p>
      <text:p text:style-name="_5f_gramm"/>
      <text:p text:style-name="_5f_gramm">METHODS → METHOD METHODS</text:p>
      <text:p text:style-name="_5f_gramm">METHODS → ε </text:p>
      <text:p text:style-name="_5f_gramm">METHOD → COMMENT VISIBILITY METHOD_TYPE method_name { METHOD_ARGS }</text:p>
      <text:p text:style-name="_5f_gramm">METHOD_ARGS → METHOD_ARG METHOD_ARGS_ITERATION</text:p>
      <text:p text:style-name="_5f_gramm">METHOD_ARGS_ITERATION → , METHOD_ARG METHOD_ARGS_ITERATION</text:p>
      <text:p text:style-name="_5f_gramm">METHOD_ARGS_ITERATION → ε </text:p>
      <text:p text:style-name="_5f_gramm">METHOD_ARG → COMMENT ARG_TYPE arg_name DEFAULT_VALUE</text:p>
      <text:p text:style-name="_5f_gramm"/>
      <text:p text:style-name="_5f_gramm">CLASS_TYPE → interface</text:p>
      <text:p text:style-name="_5f_gramm">CLASS_TYPE → class</text:p>
      <text:p text:style-name="_5f_gramm"/>
      <text:p text:style-name="_5f_gramm">METHOD_TYPE → TYPE</text:p>
      <text:p text:style-name="_5f_gramm">ARG_TYPE → TYPE</text:p>
      <text:p text:style-name="_5f_gramm">ATTRIBUTE_TYPE → TYPE</text:p>
      <text:p text:style-name="_5f_gramm">TYPE → string</text:p>
      <text:p text:style-name="_5f_gramm">TYPE → ε </text:p>
      <text:p text:style-name="_5f_gramm"/>
      <text:p text:style-name="_5f_gramm">VISIBILITY → private</text:p>
      <text:p text:style-name="_5f_gramm">VISIBILITY → public</text:p>
      <text:p text:style-name="_5f_gramm">VISIBILITY → string</text:p>
      <text:p text:style-name="_5f_gramm">VISIBILITY → 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adornments="Grassetto" style:font-family-generic="swiss" style:font-pitch="fixed"/>
    <style:font-face style:name="Bitstream Vera Sans Mono1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f_gramm" style:display-name="_gramm" style:family="paragraph" style:parent-style-name="Standard">
      <style:text-properties style:font-name="Bitstream Vera Sans Mono" fo:font-weight="bold"/>
    </style:style>
    <style:style style:name="_5f_rule" style:display-name="_rule" style:family="paragraph" style:parent-style-name="Standard" style:master-page-name="">
      <style:paragraph-properties fo:margin-left="1cm" fo:margin-right="0cm" fo:text-indent="0cm" style:auto-text-indent="false"/>
      <style:text-properties style:font-name="Bitstream Vera Sans Mono1"/>
    </style:style>
    <style:style style:name="_5f_rule_5f_cmt" style:display-name="_rule_cmt" style:family="paragraph" style:parent-style-name="_5f_rule" style:master-page-name="">
      <style:text-properties fo:font-size="11pt" fo:font-style="oblique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io Riva</meta:initial-creator>
    <meta:creation-date>2006-12-22T14:49:06</meta:creation-date>
    <dc:creator>Fabio</dc:creator>
    <dc:date>2007-02-05T17:37:35</dc:date>
    <dc:language>it-IT</dc:language>
    <meta:editing-cycles>30</meta:editing-cycles>
    <meta:editing-duration>PT2H4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53" meta:word-count="997" meta:character-count="7270"/>
  </office:meta>
</office:document-meta>
</file>